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7.05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.838cm" svg:height="27.308cm" svg:x="-0.27cm" svg:y="-0.27cm">
          <draw:text-box>
            <text:p>📄 Resume: Anne G</text:p>
            <text:p>📍 Reston, VA</text:p>
            <text:p>✉️ info35185@gmail.com</text:p>
            <text:p>📞 (803) 525-4143 (Google Voice)</text:p>
            <text:p/>
            <text:p>Professional Summary</text:p>
            <text:p>Results-driven professional with 4+ years of experience bridging business needs with technical solutions. Proven track record in leading cross-functional projects, optimizing workflows through automation, and delivering data-driven insights that support strategic decision-making.</text:p>
            <text:p/>
            <text:p>Experience</text:p>
            <text:p>Business Analyst / Automation Developer</text:p>
            <text:p>Freelance / Contract | Jan 2023 – Present</text:p>
            <text:p>- Designed and implemented low-code automation workflows using n8n and Zapier, reducing manual effort by 60% across client operations</text:p>
            <text:p>- Conducted stakeholder interviews and translated business requirements into technical specs for CRM and ERP integrations</text:p>
            <text:p>- Built dashboards and reports using tools like Google Data Studio and Airtable to visualize KPIs and operational metrics</text:p>
            <text:p>Project Manager / Business Analyst</text:p>
            <text:p>Tech Solutions Group | Jan 2021 – Dec 2022</text:p>
            <text:p>- Led end-to-end delivery of 10+ digital transformation projects, including CRM migrations and process automation initiatives</text:p>
            <text:p>- Managed cross-functional teams using Agile methodology; facilitated sprint planning, retrospectives, and stakeholder updates</text:p>
            <text:p>- Developed business cases and ROI models for automation proposals, resulting in $50K+ annual savings</text:p>
            <text:p>- Collaborated with developers to implement RPA bots and API integrations that streamlined customer onboarding</text:p>
            <text:p/>
            <text:p>Skills</text:p>
            <text:p>- Project Management (Agile, Scrum, Jira)</text:p>
            <text:p>- Business Analysis &amp; Requirements Gathering</text:p>
            <text:p>- Workflow Automation (n8n, Zapier, Make)</text:p>
            <text:p>- Data Visualization (Google Data Studio, Power BI)</text:p>
            <text:p>- API Integration &amp; Scripting (JavaScript, Python basics)</text:p>
            <text:p>- CRM/ERP Systems (HubSpot, Salesforce, Odoo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9-08T17:12:53.18</meta:creation-date>
    <dc:date>2025-09-08T17:14:15.38</dc:date>
    <meta:editing-duration>PT1M23S</meta:editing-duration>
    <meta:editing-cycles>1</meta:editing-cycles>
    <meta:document-statistic meta:object-count="1"/>
    <meta:generator>OpenOffice/4.1.14$Win32 OpenOffice.org_project/4114m1$Build-9811</meta:generator>
  </office:meta>
</office:document-meta>
</file>